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32mm"/>
    </style:style>
    <style:style style:name="co4" style:family="table-column">
      <style:table-column-properties fo:break-before="auto" style:column-width="38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12mm" fo:break-before="auto" style:use-optimal-row-height="true"/>
    </style:style>
    <style:style style:name="ro3" style:family="table-row">
      <style:table-row-properties style:row-height="9.12mm" fo:break-before="auto" style:use-optimal-row-height="false"/>
    </style:style>
    <style:style style:name="ro4" style:family="table-row">
      <style:table-row-properties style:row-height="8.77mm" fo:break-before="auto" style:use-optimal-row-height="true"/>
    </style:style>
    <style:style style:name="ro5" style:family="table-row">
      <style:table-row-properties style:row-height="5.61mm" fo:break-before="auto" style:use-optimal-row-height="false"/>
    </style:style>
    <style:style style:name="ro6" style:family="table-row">
      <style:table-row-properties style:row-height="9.65mm" fo:break-before="auto" style:use-optimal-row-height="false"/>
    </style:style>
    <style:style style:name="ro7" style:family="table-row">
      <style:table-row-properties style:row-height="8.7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100" number:language="en" number:country="US">
      <number:text-content/>
    </number:text-style>
    <style:style style:name="ce1" style:family="table-cell" style:parent-style-name="Default">
      <style:text-properties style:font-name="Arimo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0100">
      <style:text-properties style:font-name="Arimo" fo:language="en" fo:country="US"/>
    </style:style>
    <style:style style:name="ce3" style:family="table-cell" style:parent-style-name="Default" style:data-style-name="N10100">
      <style:text-properties style:font-name="Arimo"/>
    </style:style>
    <style:style style:name="ce4" style:family="table-cell" style:parent-style-name="Default">
      <style:text-properties style:font-name="Arimo"/>
    </style:style>
    <style:style style:name="ce5" style:family="table-cell" style:parent-style-name="Default">
      <style:text-properties style:font-name="Arimo" fo:font-weight="bold" style:font-weight-asian="bold" style:font-weight-complex="bold"/>
    </style:style>
    <style:style style:name="ce6" style:family="table-cell" style:parent-style-name="Default" style:data-style-name="N10100">
      <style:text-properties style:font-name="Arimo" fo:language="es" fo:country="E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inux64" table:style-name="ta1">
        <table:shapes>
          <draw:frame draw:z-index="0" draw:style-name="gr1" draw:text-style-name="P1" svg:width="77.07mm" svg:height="89.93mm" svg:x="4.56mm" svg:y="73.98mm">
            <draw:object draw:notify-on-update-of-ranges="Linux64.A4:Linux64.A9 Linux64.B3:Linux64.B3 Linux64.B4:Linux64.B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3mm" svg:height="90.15mm" svg:x="96.46mm" svg:y="76mm">
            <draw:object draw:notify-on-update-of-ranges="Linux64.A4:Linux64.A9 Linux64.C3:Linux64.C3 Linux64.C4:Linux64.C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row table:style-name="ro1" table:number-rows-repeated="2">
          <table:table-cell table:style-name="Default" table:number-columns-repeated="2"/>
          <table:table-cell/>
        </table:table-row>
        <table:table-row table:style-name="ro2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time ( secs)</text:p>
          </table:table-cell>
          <table:table-cell table:style-name="ce5" office:value-type="string" calcext:value-type="string">
            <text:p>memory used </text:p>
            <text:p>Kbytes</text:p>
          </table:table-cell>
        </table:table-row>
        <table:table-row table:style-name="ro3">
          <table:table-cell table:style-name="ce2" office:value-type="string" calcext:value-type="string">
            <text:p/>
            <text:p>std::sort</text:p>
          </table:table-cell>
          <table:table-cell office:value-type="float" office:value="3.22" calcext:value-type="float">
            <text:p>3,22</text:p>
          </table:table-cell>
          <table:table-cell office:value-type="float" office:value="181540" calcext:value-type="float">
            <text:p>181540</text:p>
          </table:table-cell>
        </table:table-row>
        <table:table-row table:style-name="ro4">
          <table:table-cell table:style-name="ce3" office:value-type="string" calcext:value-type="string">
            <text:p>Boost</text:p>
            <text:p>introsort</text:p>
          </table:table-cell>
          <table:table-cell office:value-type="float" office:value="3.39" calcext:value-type="float">
            <text:p>3,39</text:p>
          </table:table-cell>
          <table:table-cell office:value-type="float" office:value="181620" calcext:value-type="float">
            <text:p>181620</text:p>
          </table:table-cell>
        </table:table-row>
        <table:table-row table:style-name="ro1">
          <table:table-cell office:value-type="string" calcext:value-type="string">
            <text:p>std::stable_sort</text:p>
          </table:table-cell>
          <table:table-cell office:value-type="float" office:value="3.98" calcext:value-type="float">
            <text:p>3,98</text:p>
          </table:table-cell>
          <table:table-cell office:value-type="float" office:value="197340" calcext:value-type="float">
            <text:p>197340</text:p>
          </table:table-cell>
        </table:table-row>
        <table:table-row table:style-name="ro4">
          <table:table-cell office:value-type="string" calcext:value-type="string">
            <text:p>Boost</text:p>
            <text:p>smart_merge_sort</text:p>
          </table:table-cell>
          <table:table-cell office:value-type="float" office:value="3.1" calcext:value-type="float">
            <text:p>3,1</text:p>
          </table:table-cell>
          <table:table-cell office:value-type="float" office:value="189452" calcext:value-type="float">
            <text:p>189452</text:p>
          </table:table-cell>
        </table:table-row>
        <table:table-row table:style-name="ro5">
          <table:table-cell office:value-type="string" calcext:value-type="string">
            <text:p>Timsort</text:p>
          </table:table-cell>
          <table:table-cell office:value-type="float" office:value="7.87" calcext:value-type="float">
            <text:p>7,87</text:p>
          </table:table-cell>
          <table:table-cell office:value-type="float" office:value="189356" calcext:value-type="float">
            <text:p>189356</text:p>
          </table:table-cell>
        </table:table-row>
        <table:table-row table:style-name="ro6">
          <table:table-cell table:style-name="ce3" office:value-type="string" calcext:value-type="string">
            <text:p>Boost</text:p>
            <text:p>Spreadsort</text:p>
          </table:table-cell>
          <table:table-cell office:value-type="float" office:value="0.98" calcext:value-type="float">
            <text:p>0,98</text:p>
          </table:table-cell>
          <table:table-cell office:value-type="float" office:value="181692" calcext:value-type="float">
            <text:p>181692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W7x64" table:style-name="ta1">
        <table:shapes>
          <draw:frame draw:z-index="0" draw:style-name="gr1" draw:text-style-name="P1" svg:width="70.23mm" svg:height="89.85mm" svg:x="0mm" svg:y="56.97mm">
            <draw:object draw:notify-on-update-of-ranges="W7x64.A3:W7x64.A3 W7x64.A4:W7x64.A8 W7x64.B3:W7x64.B3 W7x64.B4:W7x64.B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82.01mm" svg:height="89.99mm" svg:x="90.97mm" svg:y="56.91mm">
            <draw:object draw:notify-on-update-of-ranges="W7x64.A4:W7x64.A8 W7x64.C3:W7x64.C3 W7x64.C4:W7x64.C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column table:style-name="co2" table:default-cell-style-name="ce4"/>
        <table:table-column table:style-name="co2" table:default-cell-style-name="Default"/>
        <table:table-row table:style-name="ro1" table:number-rows-repeated="2">
          <table:table-cell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time ( secs)</text:p>
          </table:table-cell>
          <table:table-cell table:style-name="ce5" office:value-type="string" calcext:value-type="string">
            <text:p>memory used </text:p>
            <text:p>Kbytes</text:p>
          </table:table-cell>
        </table:table-row>
        <table:table-row table:style-name="ro1">
          <table:table-cell table:style-name="ce6" office:value-type="string" calcext:value-type="string">
            <text:p>std::sort</text:p>
          </table:table-cell>
          <table:table-cell office:value-type="float" office:value="2.76" calcext:value-type="float">
            <text:p>2,76</text:p>
          </table:table-cell>
          <table:table-cell office:value-type="float" office:value="180236" calcext:value-type="float">
            <text:p>180236</text:p>
          </table:table-cell>
        </table:table-row>
        <table:table-row table:style-name="ro4">
          <table:table-cell table:style-name="ce3" office:value-type="string" calcext:value-type="string">
            <text:p>Boost</text:p>
            <text:p>introsort</text:p>
          </table:table-cell>
          <table:table-cell office:value-type="float" office:value="2.95" calcext:value-type="float">
            <text:p>2,95</text:p>
          </table:table-cell>
          <table:table-cell office:value-type="float" office:value="180208" calcext:value-type="float">
            <text:p>180208</text:p>
          </table:table-cell>
        </table:table-row>
        <table:table-row table:style-name="ro7">
          <table:table-cell table:style-name="ce3" office:value-type="string" calcext:value-type="string">
            <text:p>Boost</text:p>
            <text:p>Spreadsort</text:p>
          </table:table-cell>
          <table:table-cell office:value-type="float" office:value="0.84" calcext:value-type="float">
            <text:p>0,84</text:p>
          </table:table-cell>
          <table:table-cell office:value-type="float" office:value="180224" calcext:value-type="float">
            <text:p>180224</text:p>
          </table:table-cell>
        </table:table-row>
        <table:table-row table:style-name="ro1">
          <table:table-cell table:style-name="ce4" office:value-type="string" calcext:value-type="string">
            <text:p>std::stable_sort</text:p>
          </table:table-cell>
          <table:table-cell office:value-type="float" office:value="4.8" calcext:value-type="float">
            <text:p>4,8</text:p>
          </table:table-cell>
          <table:table-cell office:value-type="float" office:value="211540" calcext:value-type="float">
            <text:p>211540</text:p>
          </table:table-cell>
        </table:table-row>
        <table:table-row table:style-name="ro4">
          <table:table-cell table:style-name="ce4" office:value-type="string" calcext:value-type="string">
            <text:p>Boost</text:p>
            <text:p>smart_merge_sort</text:p>
          </table:table-cell>
          <table:table-cell office:value-type="float" office:value="3.47" calcext:value-type="float">
            <text:p>3,47</text:p>
          </table:table-cell>
          <table:table-cell office:value-type="float" office:value="211532" calcext:value-type="float">
            <text:p>2115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 style:data-style-name="N2" text:time-value="18:53:13.3971323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</meta:initial-creator>
    <meta:creation-date>2015-04-21T21:07:39.649422048</meta:creation-date>
    <dc:date>2015-06-22T19:00:45.932851007</dc:date>
    <dc:creator>Francisco </dc:creator>
    <meta:editing-duration>PT2H47M42S</meta:editing-duration>
    <meta:editing-cycles>27</meta:editing-cycles>
    <meta:generator>LibreOffice/4.4.2.2$Linux_X86_64 LibreOffice_project/40m0$Build-2</meta:generator>
    <meta:document-statistic meta:table-count="2" meta:cell-count="3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100" number:language="en" number:country="US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treat-empty-cells="leave-gap" chart:right-angled-axes="true"/>
    </style:style>
    <style:style style:name="ch4" style:family="chart" style:data-style-name="N1010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708cm" svg:height="8.994cm" xlink:href=".." xlink:type="simple" chart:class="chart:bar" chart:style-name="ch1">
        <chart:title svg:x="0.977cm" svg:y="0.336cm" chart:style-name="ch2">
          <text:p>time in seconds (less is better)</text:p>
        </chart:title>
        <chart:plot-area chart:style-name="ch3" table:cell-range-address="Linux64.A3:Linux64.B9" chart:data-source-has-labels="both" svg:x="0.409cm" svg:y="1.497cm" svg:width="7.022cm" svg:height="7.44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756cm" svg:y="1.497cm" svg:width="6.765cm" svg:height="4.81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inux64.A4:Linux64.A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inux64.B4:Linux64.B9" chart:label-cell-address="Linux64.B3:Linux64.B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 secs)</text:p>
                <draw:g>
                  <svg:desc>Linux64.B3:Linux64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
std::sort</text:p>
                <draw:g>
                  <svg:desc>Linux64.A4:Linux64.A9</svg:desc>
                </draw:g>
              </table:table-cell>
              <table:table-cell office:value-type="float" office:value="3.22">
                <text:p>3.22</text:p>
                <draw:g>
                  <svg:desc>Linux64.B4:Linux64.B9</svg:desc>
                </draw:g>
              </table:table-cell>
            </table:table-row>
            <table:table-row>
              <table:table-cell office:value-type="string">
                <text:p>Boost
introsort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std::stable_sort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Boost
smart_merge_sort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Timsort</text:p>
              </table:table-cell>
              <table:table-cell office:value-type="float" office:value="7.87">
                <text:p>7.87</text:p>
              </table:table-cell>
            </table:table-row>
            <table:table-row>
              <table:table-cell office:value-type="string">
                <text:p>Boost
Spreadsort</text:p>
              </table:table-cell>
              <table:table-cell office:value-type="float" office:value="0.98">
                <text:p>0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100" number:language="en" number:country="US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10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301cm" svg:height="9.016cm" xlink:href=".." xlink:type="simple" chart:class="chart:bar" chart:style-name="ch1">
        <chart:title svg:x="1.252cm" svg:y="0.341cm" chart:style-name="ch2">
          <text:p>memory used in KB (less is better)</text:p>
        </chart:title>
        <chart:plot-area chart:style-name="ch3" table:cell-range-address="Linux64.A4:Linux64.A9 Linux64.C3:Linux64.C9" chart:data-source-has-labels="both" svg:x="0.166cm" svg:y="1.301cm" svg:width="7.969cm" svg:height="7.53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28cm" svg:y="1.301cm" svg:width="6.541cm" svg:height="4.90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inux64.A4:Linux64.A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inux64.C4:Linux64.C9" chart:label-cell-address="Linux64.C3:Linux64.C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ry used 
Kbytes</text:p>
                <draw:g>
                  <svg:desc>Linux64.C3:Linux64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
std::sort</text:p>
                <draw:g>
                  <svg:desc>Linux64.A4:Linux64.A9</svg:desc>
                </draw:g>
              </table:table-cell>
              <table:table-cell office:value-type="float" office:value="181540">
                <text:p>181540</text:p>
                <draw:g>
                  <svg:desc>Linux64.C4:Linux64.C9</svg:desc>
                </draw:g>
              </table:table-cell>
            </table:table-row>
            <table:table-row>
              <table:table-cell office:value-type="string">
                <text:p>Boost
introsort</text:p>
              </table:table-cell>
              <table:table-cell office:value-type="float" office:value="181620">
                <text:p>181620</text:p>
              </table:table-cell>
            </table:table-row>
            <table:table-row>
              <table:table-cell office:value-type="string">
                <text:p>std::stable_sort</text:p>
              </table:table-cell>
              <table:table-cell office:value-type="float" office:value="197340">
                <text:p>197340</text:p>
              </table:table-cell>
            </table:table-row>
            <table:table-row>
              <table:table-cell office:value-type="string">
                <text:p>Boost
smart_merge_sort</text:p>
              </table:table-cell>
              <table:table-cell office:value-type="float" office:value="189452">
                <text:p>189452</text:p>
              </table:table-cell>
            </table:table-row>
            <table:table-row>
              <table:table-cell office:value-type="string">
                <text:p>Timsort</text:p>
              </table:table-cell>
              <table:table-cell office:value-type="float" office:value="189356">
                <text:p>189356</text:p>
              </table:table-cell>
            </table:table-row>
            <table:table-row>
              <table:table-cell office:value-type="string">
                <text:p>Boost
Spreadsort</text:p>
              </table:table-cell>
              <table:table-cell office:value-type="float" office:value="181692">
                <text:p>1816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100" number:language="en" number:country="US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10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024cm" svg:height="8.986cm" xlink:href=".." xlink:type="simple" chart:class="chart:bar" chart:style-name="ch1">
        <chart:title svg:x="0.36cm" svg:y="0.315cm" chart:style-name="ch2">
          <text:p>time in seconds (less is better)</text:p>
        </chart:title>
        <chart:plot-area chart:style-name="ch3" table:cell-range-address="W7x64.A3:W7x64.B8" chart:data-source-has-labels="both" svg:x="0.14cm" svg:y="1.299cm" svg:width="6.744cm" svg:height="7.50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881cm" svg:y="1.299cm" svg:width="5.988cm" svg:height="4.87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W7x64.A4:W7x64.A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W7x64.B4:W7x64.B8" chart:label-cell-address="W7x64.B3:W7x64.B3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 secs)</text:p>
                <draw:g>
                  <svg:desc>W7x64.B3:W7x64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d::sort</text:p>
                <draw:g>
                  <svg:desc>W7x64.A4:W7x64.A8</svg:desc>
                </draw:g>
              </table:table-cell>
              <table:table-cell office:value-type="float" office:value="2.76">
                <text:p>2.76</text:p>
                <draw:g>
                  <svg:desc>W7x64.B4:W7x64.B8</svg:desc>
                </draw:g>
              </table:table-cell>
            </table:table-row>
            <table:table-row>
              <table:table-cell office:value-type="string">
                <text:p>Boost
introsort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Boost
Spreadsort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std::stable_sort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Boost
smart_merge_sort</text:p>
              </table:table-cell>
              <table:table-cell office:value-type="float" office:value="3.47">
                <text:p>3.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100" number:language="en" number:country="US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10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202cm" svg:height="9cm" xlink:href=".." xlink:type="simple" chart:class="chart:bar" chart:style-name="ch1">
        <chart:title svg:x="0.565cm" svg:y="0.316cm" chart:style-name="ch2">
          <text:p>memory used in KB (less is better)</text:p>
        </chart:title>
        <chart:plot-area chart:style-name="ch3" table:cell-range-address="W7x64.A4:W7x64.A8 W7x64.C3:W7x64.C8" chart:data-source-has-labels="both" svg:x="0.164cm" svg:y="1.301cm" svg:width="7.874cm" svg:height="7.51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89cm" svg:y="1.301cm" svg:width="6.386cm" svg:height="4.88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W7x64.A4:W7x64.A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W7x64.C4:W7x64.C8" chart:label-cell-address="W7x64.C3:W7x64.C3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ry used 
Kbytes</text:p>
                <draw:g>
                  <svg:desc>W7x64.C3:W7x64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d::sort</text:p>
                <draw:g>
                  <svg:desc>W7x64.A4:W7x64.A8</svg:desc>
                </draw:g>
              </table:table-cell>
              <table:table-cell office:value-type="float" office:value="180236">
                <text:p>180236</text:p>
                <draw:g>
                  <svg:desc>W7x64.C4:W7x64.C8</svg:desc>
                </draw:g>
              </table:table-cell>
            </table:table-row>
            <table:table-row>
              <table:table-cell office:value-type="string">
                <text:p>Boost
introsort</text:p>
              </table:table-cell>
              <table:table-cell office:value-type="float" office:value="180208">
                <text:p>180208</text:p>
              </table:table-cell>
            </table:table-row>
            <table:table-row>
              <table:table-cell office:value-type="string">
                <text:p>Boost
Spreadsort</text:p>
              </table:table-cell>
              <table:table-cell office:value-type="float" office:value="180224">
                <text:p>180224</text:p>
              </table:table-cell>
            </table:table-row>
            <table:table-row>
              <table:table-cell office:value-type="string">
                <text:p>std::stable_sort</text:p>
              </table:table-cell>
              <table:table-cell office:value-type="float" office:value="211540">
                <text:p>211540</text:p>
              </table:table-cell>
            </table:table-row>
            <table:table-row>
              <table:table-cell office:value-type="string">
                <text:p>Boost
smart_merge_sort</text:p>
              </table:table-cell>
              <table:table-cell office:value-type="float" office:value="211532">
                <text:p>2115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